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4cm" fo:min-width="1.18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3cm" fo:min-width="1.33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3cm" fo:min-width="1.18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3cm" fo:min-width="0.3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11cm" fo:min-width="3.059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43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3cm" fo:min-width="1.488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262cm" fo:min-width="1.658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3cm" fo:min-width="0.31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12cm" fo:min-width="1.16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181cm" fo:min-width="1.14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54cm" fo:min-width="0.828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838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1.012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1.163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181cm" fo:min-width="0.697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118cm" fo:min-width="0.43cm"/>
    </style:style>
    <style:style style:name="gr19" style:family="graphic" style:parent-style-name="objectwithoutfill">
      <style:graphic-properties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3cm" fo:min-width="1.016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1.049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79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2.198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2.045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08cm" fo:min-width="2.42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63cm" fo:min-width="0.566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119cm" fo:min-width="0.563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305cm" fo:min-width="0.828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4cm" fo:min-width="1.152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12cm" fo:min-width="1.215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12cm" fo:min-width="1.416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119cm" fo:min-width="1.664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1.209cm" fo:min-width="2.297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305cm" fo:min-width="1.299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663cm" fo:min-width="0.518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663cm" fo:min-width="0.645cm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4cm" fo:min-width="1.017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4cm" fo:min-width="0.315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4cm" fo:min-width="1.016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3cm" fo:min-width="0.441cm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3cm" fo:min-width="1.147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1.102cm" fo:min-width="2.678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1.321cm" fo:min-width="2.679cm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.663cm" fo:min-width="0.697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773cm" fo:min-width="1.265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269cm" fo:min-width="0.563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119cm" fo:min-width="1.215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12cm" fo:min-width="1.214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121cm" fo:min-width="0.668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905cm" fo:min-width="2.551cm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181cm" fo:min-width="1.257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1.754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488cm" fo:min-width="2.102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0.94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1.209cm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1.029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1.388cm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181cm" fo:min-width="0.939cm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583cm" fo:min-width="0.645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181cm" fo:min-width="1.298cm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1.928cm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243cm" fo:min-width="1.38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2cm" fo:min-width="25.46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8cm" svg:height="0.806cm" svg:x="19.559cm" svg:y="12.11cm">
          <draw:text-box>
            <text:p><text:span text:style-name="T1">(1,n)</text:span></text:p>
          </draw:text-box>
        </draw:frame>
        <draw:frame draw:style-name="gr2" draw:text-style-name="P1" draw:layer="layout" svg:width="1.834cm" svg:height="0.806cm" svg:x="23.107cm" svg:y="13.331cm">
          <draw:text-box>
            <text:p><text:span text:style-name="T1">(1,m)</text:span></text:p>
          </draw:text-box>
        </draw:frame>
        <draw:line draw:style-name="gr3" draw:text-style-name="P2" draw:layer="layout" svg:x1="20.188cm" svg:y1="3.674cm" svg:x2="18.415cm" svg:y2="3.729cm">
          <text:p/>
        </draw:line>
        <draw:frame draw:style-name="gr4" draw:text-style-name="P1" draw:layer="layout" svg:width="1.68cm" svg:height="0.806cm" svg:x="18.669cm" svg:y="3.743cm">
          <draw:text-box>
            <text:p><text:span text:style-name="T1">(0,n)</text:span></text:p>
          </draw:text-box>
        </draw:frame>
        <draw:frame draw:style-name="gr5" draw:text-style-name="P3" draw:layer="layout" svg:width="0.89cm" svg:height="0.725cm" svg:x="11.805cm" svg:y="3.865cm">
          <draw:text-box>
            <text:p text:style-name="P3"><text:span text:style-name="T2">N</text:span></text:p>
          </draw:text-box>
        </draw:frame>
        <draw:custom-shape draw:style-name="gr6" draw:text-style-name="P2" draw:layer="layout" svg:width="3.559cm" svg:height="1.361cm" svg:x="6.212cm" svg:y="10.434cm">
          <text:p text:style-name="P2"><text:span text:style-name="T3"/></text:p>
          <text:p text:style-name="P2"><text:span text:style-name="T3"/></text:p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34cm" svg:height="0.806cm" svg:x="5.452cm" svg:y="7.359cm">
          <draw:text-box>
            <text:p><text:span text:style-name="T1">(2,m)</text:span></text:p>
          </draw:text-box>
        </draw:frame>
        <draw:frame draw:style-name="gr7" draw:text-style-name="P1" draw:layer="layout" svg:width="0.762cm" svg:height="0.806cm" svg:x="6.975cm" svg:y="7.082cm">
          <draw:text-box>
            <text:p><text:span text:style-name="T1">M</text:span></text:p>
          </draw:text-box>
        </draw:frame>
        <draw:frame draw:style-name="gr8" draw:text-style-name="P1" draw:layer="layout" svg:width="1.988cm" svg:height="0.806cm" svg:x="4.548cm" svg:y="13.891cm">
          <draw:text-box>
            <text:p><text:span text:style-name="T1">(m,m)</text:span></text:p>
          </draw:text-box>
        </draw:frame>
        <draw:frame draw:style-name="gr7" draw:text-style-name="P1" draw:layer="layout" svg:width="0.818cm" svg:height="0.806cm" svg:x="6.085cm" svg:y="13.436cm">
          <draw:text-box>
            <text:p><text:span text:style-name="T1">M</text:span></text:p>
          </draw:text-box>
        </draw:frame>
        <draw:custom-shape draw:style-name="gr9" draw:text-style-name="P4" draw:layer="layout" svg:width="2.158cm" svg:height="1.512cm" svg:x="4.334cm" svg:y="4.432cm">
          <text:p text:style-name="P4"><text:span text:style-name="T3">PLAYER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815cm" svg:height="0.725cm" svg:x="6.925cm" svg:y="4.41cm">
          <draw:text-box>
            <text:p text:style-name="P3"><text:span text:style-name="T2">1</text:span></text:p>
          </draw:text-box>
        </draw:frame>
        <draw:custom-shape draw:style-name="gr11" draw:text-style-name="P5" draw:layer="layout" svg:width="2.348cm" svg:height="0.522cm" svg:x="6.593cm" svg:y="2.577cm">
          <text:p text:style-name="P2"><text:span text:style-name="T4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32cm" svg:height="0.609cm" svg:x="7.324cm" svg:y="3.435cm">
          <text:p text:style-name="P2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878cm" svg:height="0.712cm" svg:x="5.958cm" svg:y="1.53cm">
          <text:p text:style-name="P2"><text:span text:style-name="T5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89cm" svg:height="0.694cm" svg:x="1.399cm" svg:y="3.311cm">
          <text:p text:style-name="P2"><text:span text:style-name="T2">Tok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36cm" svg:height="0.695cm" svg:x="1.509cm" svg:y="5.205cm">
          <text:p text:style-name="P2"><text:span text:style-name="T2">Fav_B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2.351cm" svg:height="0.696cm" svg:x="1.889cm" svg:y="6.083cm">
          <text:p text:style-name="P2"><text:span text:style-name="T2">Fav_Fo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691cm" svg:height="0.609cm" svg:x="6.809cm" svg:y="6.473cm">
          <text:p text:style-name="P2"><text:span text:style-name="T2">Avatar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314cm" svg:height="0.52cm" svg:x="7.864cm" svg:y="5.408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6.511cm" svg:y1="4.484cm" svg:x2="7.483cm" svg:y2="3.939cm">
          <text:p/>
        </draw:line>
        <draw:frame draw:style-name="gr20" draw:text-style-name="P3" draw:layer="layout" svg:width="1.516cm" svg:height="0.725cm" svg:x="6.616cm" svg:y="4.986cm">
          <draw:text-box>
            <text:p text:style-name="P3"><text:span text:style-name="T2">(0,1)</text:span></text:p>
          </draw:text-box>
        </draw:frame>
        <draw:line draw:style-name="gr3" draw:text-style-name="P2" draw:layer="layout" svg:x1="6.848cm" svg:y1="2.996cm" svg:x2="6.026cm" svg:y2="4.394cm">
          <text:p/>
        </draw:line>
        <draw:line draw:style-name="gr3" draw:text-style-name="P2" draw:layer="layout" svg:x1="4.941cm" svg:y1="1.949cm" svg:x2="5.153cm" svg:y2="4.395cm">
          <text:p/>
        </draw:line>
        <draw:line draw:style-name="gr3" draw:text-style-name="P2" draw:layer="layout" svg:x1="3.601cm" svg:y1="5.385cm" svg:x2="4.334cm" svg:y2="5.214cm">
          <text:p/>
        </draw:line>
        <draw:line draw:style-name="gr3" draw:text-style-name="P2" draw:layer="layout" svg:x1="4.334cm" svg:y1="5.822cm" svg:x2="3.989cm" svg:y2="6.105cm">
          <text:p/>
        </draw:line>
        <draw:line draw:style-name="gr3" draw:text-style-name="P2" draw:layer="layout" svg:x1="6.511cm" svg:y1="5.925cm" svg:x2="7.093cm" svg:y2="6.555cm">
          <text:p/>
        </draw:line>
        <draw:line draw:style-name="gr3" draw:text-style-name="P2" draw:layer="layout" svg:x1="6.212cm" svg:y1="2.158cm" svg:x2="5.637cm" svg:y2="4.394cm">
          <text:p/>
        </draw:line>
        <draw:custom-shape draw:style-name="gr21" draw:text-style-name="P6" draw:layer="layout" svg:width="2.189cm" svg:height="0.695cm" svg:x="3.923cm" svg:y="6.558cm">
          <text:p text:style-name="P2"><text:span text:style-name="T2">Text_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53cm" svg:y1="5.925cm" svg:x2="5.195cm" svg:y2="6.558cm">
          <text:p/>
        </draw:line>
        <draw:custom-shape draw:style-name="gr22" draw:text-style-name="P6" draw:layer="layout" svg:width="1.822cm" svg:height="0.694cm" svg:x="1.636cm" svg:y="4.33cm">
          <text:p text:style-name="P2"><text:span text:style-name="T2">S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814cm" svg:height="0.694cm" svg:x="1cm" svg:y="2.368cm">
          <text:p text:style-name="P2"><text:span text:style-name="T2">Scenario_Tok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3.597cm" svg:height="0.695cm" svg:x="2.106cm" svg:y="1.254cm">
          <text:p text:style-name="P2"><text:span text:style-name="T2">Tokens_Ear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97cm" svg:y1="3.101cm" svg:x2="4.669cm" svg:y2="4.394cm">
          <text:p/>
        </draw:line>
        <draw:line draw:style-name="gr3" draw:text-style-name="P2" draw:layer="layout" svg:x1="3.161cm" svg:y1="3.834cm" svg:x2="4.377cm" svg:y2="4.574cm">
          <text:p/>
        </draw:line>
        <draw:line draw:style-name="gr3" draw:text-style-name="P2" draw:layer="layout" svg:x1="3.504cm" svg:y1="4.755cm" svg:x2="4.28cm" svg:y2="4.845cm">
          <text:p/>
        </draw:line>
        <draw:line draw:style-name="gr3" draw:text-style-name="P2" draw:layer="layout" svg:x1="6.511cm" svg:y1="5.655cm" svg:x2="7.864cm" svg:y2="5.719cm">
          <text:p/>
        </draw:line>
        <draw:custom-shape draw:style-name="gr25" draw:text-style-name="P4" draw:layer="layout" svg:width="2.925cm" svg:height="1.458cm" svg:x="20.187cm" svg:y="3.358cm">
          <text:p text:style-name="P4"><text:span text:style-name="T3">SCENARIO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131cm" svg:height="1.825cm" svg:x="16.538cm" svg:y="2.996cm">
          <text:p text:style-name="P4"><text:span text:style-name="T3">PLAY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" draw:layer="layout" svg:width="0.636cm" svg:height="0.806cm" svg:x="18.797cm" svg:y="2.855cm">
          <draw:text-box>
            <text:p><text:span text:style-name="T1">N</text:span></text:p>
          </draw:text-box>
        </draw:frame>
        <draw:custom-shape draw:style-name="gr27" draw:text-style-name="P7" draw:layer="layout" svg:width="1.503cm" svg:height="0.521cm" svg:x="19.044cm" svg:y="2.102cm">
          <text:p text:style-name="P2"><text:span text:style-name="T5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9.934cm" svg:y1="2.627cm" svg:x2="20.697cm" svg:y2="3.36cm">
          <text:p/>
        </draw:line>
        <draw:custom-shape draw:style-name="gr28" draw:text-style-name="P6" draw:layer="layout" svg:width="1.878cm" svg:height="0.783cm" svg:x="20.95cm" svg:y="1.634cm">
          <text:p text:style-name="P6">Tit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1.84cm" svg:y1="3.36cm" svg:x2="21.967cm" svg:y2="2.417cm">
          <text:p/>
        </draw:line>
        <draw:frame draw:style-name="gr29" draw:text-style-name="P1" draw:layer="layout" svg:width="1.652cm" svg:height="0.806cm" svg:x="18.188cm" svg:y="5.615cm">
          <draw:text-box>
            <text:p><text:span text:style-name="T1">(0,k)</text:span></text:p>
          </draw:text-box>
        </draw:frame>
        <draw:custom-shape draw:style-name="gr30" draw:text-style-name="P5" draw:layer="layout" svg:width="2.423cm" svg:height="0.522cm" svg:x="22.976cm" svg:y="2.417cm">
          <text:p text:style-name="P2"><text:span text:style-name="T4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3.238cm" svg:y1="2.836cm" svg:x2="22.73cm" svg:y2="3.36cm">
          <text:p/>
        </draw:line>
        <draw:line draw:style-name="gr3" draw:text-style-name="P2" draw:layer="layout" svg:x1="12.949cm" svg:y1="2.787cm" svg:x2="13.457cm" svg:y2="3.416cm">
          <text:p/>
        </draw:line>
        <draw:line draw:style-name="gr3" draw:text-style-name="P2" draw:layer="layout" svg:x1="21.128cm" svg:y1="4.816cm" svg:x2="20.449cm" svg:y2="6.872cm">
          <text:p/>
        </draw:line>
        <draw:frame draw:style-name="gr1" draw:text-style-name="P1" draw:layer="layout" svg:width="1.68cm" svg:height="0.806cm" svg:x="20.95cm" svg:y="5.245cm">
          <draw:text-box>
            <text:p><text:span text:style-name="T1">(1,n)</text:span></text:p>
          </draw:text-box>
        </draw:frame>
        <draw:frame draw:style-name="gr7" draw:text-style-name="P1" draw:layer="layout" svg:width="0.562cm" svg:height="0.806cm" svg:x="20.776cm" svg:y="11.445cm">
          <draw:text-box>
            <text:p><text:span text:style-name="T1">N</text:span></text:p>
          </draw:text-box>
        </draw:frame>
        <draw:custom-shape draw:style-name="gr31" draw:text-style-name="P5" draw:layer="layout" svg:width="2.708cm" svg:height="0.522cm" svg:x="23.366cm" svg:y="4.826cm">
          <text:p text:style-name="P2"><text:span text:style-name="T4">Player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3.058cm" svg:height="0.521cm" svg:x="23.619cm" svg:y="3.362cm">
          <text:p text:style-name="P2"><text:span text:style-name="T4">Probl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3.912cm" svg:y1="5.246cm" svg:x2="24.1cm" svg:y2="5.246cm">
          <text:p/>
        </draw:line>
        <draw:line draw:style-name="gr19" draw:text-style-name="P2" draw:layer="layout" svg:x1="24.194cm" svg:y1="5.246cm" svg:x2="24.382cm" svg:y2="5.246cm">
          <text:p/>
        </draw:line>
        <draw:line draw:style-name="gr19" draw:text-style-name="P2" draw:layer="layout" svg:x1="24.476cm" svg:y1="5.246cm" svg:x2="24.664cm" svg:y2="5.246cm">
          <text:p/>
        </draw:line>
        <draw:line draw:style-name="gr19" draw:text-style-name="P2" draw:layer="layout" svg:x1="24.526cm" svg:y1="5.174cm" svg:x2="24.714cm" svg:y2="5.174cm">
          <text:p/>
        </draw:line>
        <draw:line draw:style-name="gr19" draw:text-style-name="P2" draw:layer="layout" svg:x1="24.258cm" svg:y1="3.792cm" svg:x2="24.446cm" svg:y2="3.792cm">
          <text:p/>
        </draw:line>
        <draw:line draw:style-name="gr19" draw:text-style-name="P2" draw:layer="layout" svg:x1="24.539cm" svg:y1="3.792cm" svg:x2="24.727cm" svg:y2="3.792cm">
          <text:p/>
        </draw:line>
        <draw:line draw:style-name="gr19" draw:text-style-name="P2" draw:layer="layout" svg:x1="24.866cm" svg:y1="3.792cm" svg:x2="25.12cm" svg:y2="3.792cm">
          <text:p/>
        </draw:line>
        <draw:line draw:style-name="gr3" draw:text-style-name="P2" draw:layer="layout" svg:x1="23.111cm" svg:y1="4.407cm" svg:x2="24.128cm" svg:y2="4.826cm">
          <text:p/>
        </draw:line>
        <draw:line draw:style-name="gr3" draw:text-style-name="P2" draw:layer="layout" svg:x1="23.111cm" svg:y1="3.779cm" svg:x2="23.619cm" svg:y2="3.569cm">
          <text:p/>
        </draw:line>
        <draw:line draw:style-name="gr19" draw:text-style-name="P2" draw:layer="layout" svg:x1="25.275cm" svg:y1="3.792cm" svg:x2="25.463cm" svg:y2="3.792cm">
          <text:p/>
        </draw:line>
        <draw:line draw:style-name="gr19" draw:text-style-name="P2" draw:layer="layout" svg:x1="25.556cm" svg:y1="3.792cm" svg:x2="25.744cm" svg:y2="3.792cm">
          <text:p/>
        </draw:line>
        <draw:line draw:style-name="gr19" draw:text-style-name="P2" draw:layer="layout" svg:x1="25.837cm" svg:y1="3.792cm" svg:x2="26.025cm" svg:y2="3.792cm">
          <text:p/>
        </draw:line>
        <draw:line draw:style-name="gr19" draw:text-style-name="P2" draw:layer="layout" svg:x1="25.249cm" svg:y1="5.246cm" svg:x2="25.437cm" svg:y2="5.246cm">
          <text:p/>
        </draw:line>
        <draw:custom-shape draw:style-name="gr31" draw:text-style-name="P5" draw:layer="layout" svg:width="2.708cm" svg:height="0.522cm" svg:x="22.094cm" svg:y="5.876cm">
          <text:p text:style-name="P2"><text:span text:style-name="T4">Group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2.752cm" svg:y1="6.298cm" svg:x2="22.94cm" svg:y2="6.298cm">
          <text:p/>
        </draw:line>
        <draw:line draw:style-name="gr19" draw:text-style-name="P2" draw:layer="layout" svg:x1="23.034cm" svg:y1="6.298cm" svg:x2="23.222cm" svg:y2="6.298cm">
          <text:p/>
        </draw:line>
        <draw:line draw:style-name="gr19" draw:text-style-name="P2" draw:layer="layout" svg:x1="23.439cm" svg:y1="6.295cm" svg:x2="23.637cm" svg:y2="6.297cm">
          <text:p/>
        </draw:line>
        <draw:line draw:style-name="gr19" draw:text-style-name="P2" draw:layer="layout" svg:x1="23.807cm" svg:y1="6.298cm" svg:x2="23.995cm" svg:y2="6.298cm">
          <text:p/>
        </draw:line>
        <draw:line draw:style-name="gr19" draw:text-style-name="P2" draw:layer="layout" svg:x1="24.089cm" svg:y1="6.298cm" svg:x2="24.277cm" svg:y2="6.298cm">
          <text:p/>
        </draw:line>
        <draw:custom-shape draw:style-name="gr33" draw:text-style-name="P4" draw:layer="layout" svg:width="2.797cm" svg:height="1.459cm" svg:x="12.695cm" svg:y="3.473cm">
          <text:p text:style-name="P4"><text:span text:style-name="T3">PLAYER_</text:span></text:p>
          <text:p text:style-name="P4"><text:span text:style-name="T3">GROUP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.543cm" svg:height="0.783cm" svg:x="10.915cm" svg:y="2.053cm">
          <text:p text:style-name="P6">Group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2.543cm" svg:height="0.783cm" svg:x="14.601cm" svg:y="2.158cm">
          <text:p text:style-name="P6">Play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265cm" svg:y1="2.685cm" svg:x2="15.453cm" svg:y2="2.685cm">
          <text:p/>
        </draw:line>
        <draw:line draw:style-name="gr19" draw:text-style-name="P2" draw:layer="layout" svg:x1="15.67cm" svg:y1="2.682cm" svg:x2="15.868cm" svg:y2="2.684cm">
          <text:p/>
        </draw:line>
        <draw:line draw:style-name="gr19" draw:text-style-name="P2" draw:layer="layout" svg:x1="16.038cm" svg:y1="2.685cm" svg:x2="16.226cm" svg:y2="2.685cm">
          <text:p/>
        </draw:line>
        <draw:line draw:style-name="gr19" draw:text-style-name="P2" draw:layer="layout" svg:x1="16.32cm" svg:y1="2.685cm" svg:x2="16.508cm" svg:y2="2.685cm">
          <text:p/>
        </draw:line>
        <draw:line draw:style-name="gr3" draw:text-style-name="P2" draw:layer="layout" svg:x1="15.491cm" svg:y1="4.358cm" svg:x2="16.889cm" svg:y2="4.253cm">
          <text:p/>
        </draw:line>
        <draw:custom-shape draw:style-name="gr35" draw:text-style-name="P4" draw:layer="layout" svg:width="2.034cm" svg:height="1.825cm" svg:x="9.135cm" svg:y="3.939cm">
          <text:p text:style-name="P4"><text:span text:style-name="T3">JOIN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9.135cm" svg:y1="4.882cm" svg:x2="6.466cm" svg:y2="4.882cm">
          <text:p/>
        </draw:line>
        <draw:line draw:style-name="gr3" draw:text-style-name="P2" draw:layer="layout" svg:x1="11.169cm" svg:y1="4.777cm" svg:x2="12.694cm" svg:y2="4.253cm">
          <text:p/>
        </draw:line>
        <draw:line draw:style-name="gr3" draw:text-style-name="P2" draw:layer="layout" svg:x1="15.237cm" svg:y1="6.662cm" svg:x2="6.466cm" svg:y2="5.824cm">
          <text:p/>
        </draw:line>
        <draw:line draw:style-name="gr3" draw:text-style-name="P2" draw:layer="layout" svg:x1="14.983cm" svg:y1="2.787cm" svg:x2="14.729cm" svg:y2="3.416cm">
          <text:p/>
        </draw:line>
        <draw:custom-shape draw:style-name="gr36" draw:text-style-name="P4" draw:layer="layout" svg:width="2.289cm" svg:height="1.825cm" svg:x="15.11cm" svg:y="5.78cm">
          <text:p text:style-name="P4"><text:span text:style-name="T3">PLAY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3" draw:layer="layout" svg:width="1.517cm" svg:height="0.725cm" svg:x="12.44cm" svg:y="5.017cm">
          <draw:text-box>
            <text:p text:style-name="P3"><text:span text:style-name="T2">(0,n)</text:span></text:p>
          </draw:text-box>
        </draw:frame>
        <draw:frame draw:style-name="gr38" draw:text-style-name="P3" draw:layer="layout" svg:width="0.815cm" svg:height="0.725cm" svg:x="10.461cm" svg:y="5.571cm">
          <draw:text-box>
            <text:p text:style-name="P3"><text:span text:style-name="T2">1</text:span></text:p>
          </draw:text-box>
        </draw:frame>
        <draw:frame draw:style-name="gr39" draw:text-style-name="P3" draw:layer="layout" svg:width="1.516cm" svg:height="0.725cm" svg:x="10.026cm" svg:y="6.378cm">
          <draw:text-box>
            <text:p text:style-name="P3"><text:span text:style-name="T2">(0,1)</text:span></text:p>
          </draw:text-box>
        </draw:frame>
        <draw:frame draw:style-name="gr40" draw:text-style-name="P3" draw:layer="layout" svg:width="0.941cm" svg:height="0.725cm" svg:x="15.619cm" svg:y="3.55cm">
          <draw:text-box>
            <text:p text:style-name="P3"><text:span text:style-name="T2">M</text:span></text:p>
          </draw:text-box>
        </draw:frame>
        <draw:frame draw:style-name="gr41" draw:text-style-name="P3" draw:layer="layout" svg:width="1.647cm" svg:height="0.725cm" svg:x="15.619cm" svg:y="4.598cm">
          <draw:text-box>
            <text:p text:style-name="P3"><text:span text:style-name="T2">(0,m)</text:span></text:p>
          </draw:text-box>
        </draw:frame>
        <draw:line draw:style-name="gr3" draw:text-style-name="P2" draw:layer="layout" svg:x1="20.188cm" svg:y1="4.722cm" svg:x2="17.144cm" svg:y2="6.453cm">
          <text:p/>
        </draw:line>
        <draw:frame draw:style-name="gr7" draw:text-style-name="P1" draw:layer="layout" svg:width="0.636cm" svg:height="0.806cm" svg:x="17.779cm" svg:y="4.986cm">
          <draw:text-box>
            <text:p><text:span text:style-name="T1">K</text:span></text:p>
          </draw:text-box>
        </draw:frame>
        <draw:custom-shape draw:style-name="gr42" draw:text-style-name="P4" draw:layer="layout" svg:width="3.178cm" svg:height="1.352cm" svg:x="16.635cm" svg:y="10.548cm">
          <text:p text:style-name="P4"><text:span text:style-name="T3">PROBLEMS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3.179cm" svg:height="1.571cm" svg:x="21.338cm" svg:y="14.205cm">
          <text:p text:style-name="P4"><text:span text:style-name="T3">SOLUT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393cm" svg:height="1.825cm" svg:x="21.743cm" svg:y="11.482cm">
          <text:p text:style-name="P4"><text:span text:style-name="T3">SOLV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21.339cm" svg:y1="14.415cm" svg:x2="20.703cm" svg:y2="14.31cm">
          <text:p/>
        </draw:line>
        <draw:line draw:style-name="gr3" draw:text-style-name="P2" draw:layer="layout" svg:x1="22.991cm" svg:y1="14.205cm" svg:x2="22.991cm" svg:y2="13.262cm">
          <text:p/>
        </draw:line>
        <draw:custom-shape draw:style-name="gr45" draw:text-style-name="P4" draw:layer="layout" svg:width="3.529cm" svg:height="2.045cm" svg:x="18.288cm" svg:y="6.713cm">
          <text:p text:style-name="P4"><text:span text:style-name="T3">CONTAIN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22.603cm" svg:y1="4.826cm" svg:x2="23.111cm" svg:y2="5.874cm">
          <text:p/>
        </draw:line>
        <draw:frame draw:style-name="gr7" draw:text-style-name="P1" draw:layer="layout" svg:width="0.691cm" svg:height="0.806cm" svg:x="17.906cm" svg:y="9.35cm">
          <draw:text-box>
            <text:p><text:span text:style-name="T1">M</text:span></text:p>
          </draw:text-box>
        </draw:frame>
        <draw:frame draw:style-name="gr2" draw:text-style-name="P1" draw:layer="layout" svg:width="1.834cm" svg:height="0.806cm" svg:x="19.178cm" svg:y="9.491cm">
          <draw:text-box>
            <text:p><text:span text:style-name="T1">(1,m)</text:span></text:p>
          </draw:text-box>
        </draw:frame>
        <draw:line draw:style-name="gr3" draw:text-style-name="P2" draw:layer="layout" svg:x1="18.796cm" svg:y1="10.539cm" svg:x2="19.432cm" svg:y2="8.339cm">
          <text:p/>
        </draw:line>
        <draw:custom-shape draw:style-name="gr46" draw:text-style-name="P7" draw:layer="layout" svg:width="1.503cm" svg:height="0.733cm" svg:x="15.365cm" svg:y="9.177cm">
          <text:p text:style-name="P2"><text:span text:style-name="T5">Prob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2.423cm" svg:height="0.522cm" svg:x="14.085cm" svg:y="12.322cm">
          <text:p text:style-name="P2"><text:span text:style-name="T4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2.423cm" svg:height="0.521cm" svg:x="20.449cm" svg:y="10.434cm">
          <text:p text:style-name="P2"><text:span text:style-name="T4">Sol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0.83cm" svg:y1="10.853cm" svg:x2="21.018cm" svg:y2="10.853cm">
          <text:p/>
        </draw:line>
        <draw:line draw:style-name="gr19" draw:text-style-name="P2" draw:layer="layout" svg:x1="21.112cm" svg:y1="10.853cm" svg:x2="21.3cm" svg:y2="10.853cm">
          <text:p/>
        </draw:line>
        <draw:line draw:style-name="gr19" draw:text-style-name="P2" draw:layer="layout" svg:x1="21.517cm" svg:y1="10.85cm" svg:x2="21.715cm" svg:y2="10.852cm">
          <text:p/>
        </draw:line>
        <draw:line draw:style-name="gr19" draw:text-style-name="P2" draw:layer="layout" svg:x1="21.886cm" svg:y1="10.853cm" svg:x2="22.074cm" svg:y2="10.853cm">
          <text:p/>
        </draw:line>
        <draw:line draw:style-name="gr19" draw:text-style-name="P2" draw:layer="layout" svg:x1="22.167cm" svg:y1="10.853cm" svg:x2="22.355cm" svg:y2="10.853cm">
          <text:p/>
        </draw:line>
        <draw:custom-shape draw:style-name="gr48" draw:text-style-name="P5" draw:layer="layout" svg:width="2.424cm" svg:height="0.522cm" svg:x="13.076cm" svg:y="10.75cm">
          <text:p text:style-name="P2"><text:span text:style-name="T4">PVide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635cm" svg:y1="10.539cm" svg:x2="16.254cm" svg:y2="9.91cm">
          <text:p/>
        </draw:line>
        <draw:line draw:style-name="gr3" draw:text-style-name="P2" draw:layer="layout" svg:x1="16.636cm" svg:y1="11.691cm" svg:x2="15.619cm" svg:y2="12.32cm">
          <text:p/>
        </draw:line>
        <draw:line draw:style-name="gr3" draw:text-style-name="P2" draw:layer="layout" svg:x1="17.78cm" svg:y1="11.9cm" svg:x2="17.907cm" svg:y2="12.948cm">
          <text:p/>
        </draw:line>
        <draw:line draw:style-name="gr3" draw:text-style-name="P2" draw:layer="layout" svg:x1="19.813cm" svg:y1="10.958cm" svg:x2="20.449cm" svg:y2="10.748cm">
          <text:p/>
        </draw:line>
        <draw:line draw:style-name="gr3" draw:text-style-name="P2" draw:layer="layout" svg:x1="19.813cm" svg:y1="11.9cm" svg:x2="21.72cm" svg:y2="12.424cm">
          <text:p/>
        </draw:line>
        <draw:custom-shape draw:style-name="gr49" draw:text-style-name="P5" draw:layer="layout" svg:width="1.652cm" svg:height="0.523cm" svg:x="19.051cm" svg:y="13.996cm">
          <text:p text:style-name="P2"><text:span text:style-name="T4">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2.423cm" svg:height="0.521cm" svg:x="19.424cm" svg:y="16.198cm">
          <text:p text:style-name="P2"><text:span text:style-name="T4">SVide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2.423cm" svg:height="0.521cm" svg:x="17.144cm" svg:y="12.95cm">
          <text:p text:style-name="P2"><text:span text:style-name="T4">Pictur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2.423cm" svg:height="0.522cm" svg:x="24.517cm" svg:y="13.369cm">
          <text:p text:style-name="P2"><text:span text:style-name="T4">Pic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635cm" svg:y1="11.062cm" svg:x2="15.491cm" svg:y2="11.062cm">
          <text:p/>
        </draw:line>
        <draw:custom-shape draw:style-name="gr46" draw:text-style-name="P7" draw:layer="layout" svg:width="1.503cm" svg:height="0.733cm" svg:x="24.772cm" svg:y="16.195cm">
          <text:p text:style-name="P2"><text:span text:style-name="T5">So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339cm" svg:y1="15.776cm" svg:x2="21.212cm" svg:y2="16.195cm">
          <text:p/>
        </draw:line>
        <draw:line draw:style-name="gr3" draw:text-style-name="P2" draw:layer="layout" svg:x1="24.39cm" svg:y1="15.776cm" svg:x2="25.026cm" svg:y2="16.3cm">
          <text:p/>
        </draw:line>
        <draw:line draw:style-name="gr3" draw:text-style-name="P2" draw:layer="layout" svg:x1="24.517cm" svg:y1="14.205cm" svg:x2="24.771cm" svg:y2="13.786cm">
          <text:p/>
        </draw:line>
        <draw:custom-shape draw:style-name="gr50" draw:text-style-name="P2" draw:layer="layout" svg:width="3.051cm" svg:height="1.155cm" svg:x="6.466cm" svg:y="10.538cm">
          <text:p text:style-name="P2"><text:span text:style-name="T3"/></text:p>
          <text:p text:style-name="P2"><text:span text:style-name="T3">PURCHASE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2.485cm" svg:height="0.609cm" svg:x="10.082cm" svg:y="9.7cm">
          <text:p text:style-name="P2"><text:span text:style-name="T4">ItemFKe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0.364cm" svg:y1="10.135cm" svg:x2="10.552cm" svg:y2="10.135cm">
          <text:p/>
        </draw:line>
        <draw:line draw:style-name="gr19" draw:text-style-name="P2" draw:layer="layout" svg:x1="10.646cm" svg:y1="10.135cm" svg:x2="10.834cm" svg:y2="10.135cm">
          <text:p/>
        </draw:line>
        <draw:line draw:style-name="gr19" draw:text-style-name="P2" draw:layer="layout" svg:x1="10.928cm" svg:y1="10.135cm" svg:x2="11.116cm" svg:y2="10.135cm">
          <text:p/>
        </draw:line>
        <draw:line draw:style-name="gr19" draw:text-style-name="P2" draw:layer="layout" svg:x1="11.209cm" svg:y1="10.135cm" svg:x2="11.397cm" svg:y2="10.135cm">
          <text:p/>
        </draw:line>
        <draw:frame draw:style-name="gr4" draw:text-style-name="P1" draw:layer="layout" svg:width="1.68cm" svg:height="0.806cm" svg:x="7.993cm" svg:y="9.56cm">
          <draw:text-box>
            <text:p><text:span text:style-name="T1">(n,n)</text:span></text:p>
          </draw:text-box>
        </draw:frame>
        <draw:custom-shape draw:style-name="gr52" draw:text-style-name="P4" draw:layer="layout" svg:width="2.254cm" svg:height="1.152cm" svg:x="7.101cm" svg:y="14.205cm">
          <text:p text:style-name="P4"><text:span text:style-name="T3">STORE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5.202cm" svg:height="1.475cm" svg:x="0.883cm" svg:y="12.311cm">
          <text:p text:style-name="P2">REFERE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7.101cm" svg:y1="14.31cm" svg:x2="4.559cm" svg:y2="13.472cm">
          <text:p/>
        </draw:line>
        <draw:custom-shape draw:style-name="gr54" draw:text-style-name="P6" draw:layer="layout" svg:width="2.034cm" svg:height="0.695cm" svg:x="7.228cm" svg:y="12.738cm">
          <text:p text:style-name="P2"><text:span text:style-name="T2">Item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2.415cm" svg:height="0.695cm" svg:x="10.788cm" svg:y="14.348cm">
          <text:p text:style-name="P2"><text:span text:style-name="T2">Item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2.161cm" svg:height="0.696cm" svg:x="9.644cm" svg:y="12.985cm">
          <text:p text:style-name="P2"><text:span text:style-name="T2">Categ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" draw:layer="layout" svg:width="2.67cm" svg:height="0.696cm" svg:x="7.992cm" svg:y="16.259cm">
          <text:p text:style-name="P2"><text:span text:style-name="T2">ItemPi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8.119cm" svg:y1="13.472cm" svg:x2="8.119cm" svg:y2="14.205cm">
          <text:p/>
        </draw:line>
        <draw:frame draw:style-name="gr7" draw:text-style-name="P1" draw:layer="layout" svg:width="0.564cm" svg:height="0.806cm" svg:x="5.394cm" svg:y="11.445cm">
          <draw:text-box>
            <text:p><text:span text:style-name="T1">N</text:span></text:p>
          </draw:text-box>
        </draw:frame>
        <draw:frame draw:style-name="gr4" draw:text-style-name="P1" draw:layer="layout" svg:width="1.68cm" svg:height="0.806cm" svg:x="5.703cm" svg:y="11.969cm">
          <draw:text-box draw:corner-radius="0.252cm">
            <text:p><text:span text:style-name="T1">(n,n)</text:span></text:p>
          </draw:text-box>
        </draw:frame>
        <draw:line draw:style-name="gr3" draw:text-style-name="P2" draw:layer="layout" svg:x1="5.322cm" svg:y1="10.119cm" svg:x2="6.212cm" svg:y2="10.643cm">
          <text:p/>
        </draw:line>
        <draw:line draw:style-name="gr3" draw:text-style-name="P2" draw:layer="layout" svg:x1="7.737cm" svg:y1="9.281cm" svg:x2="7.991cm" svg:y2="10.433cm">
          <text:p/>
        </draw:line>
        <draw:frame draw:style-name="gr7" draw:text-style-name="P1" draw:layer="layout" svg:width="0.762cm" svg:height="0.806cm" svg:x="6.848cm" svg:y="9.491cm">
          <draw:text-box>
            <text:p><text:span text:style-name="T1">N</text:span></text:p>
          </draw:text-box>
        </draw:frame>
        <draw:line draw:style-name="gr3" draw:text-style-name="P2" draw:layer="layout" svg:x1="10.788cm" svg:y1="14.624cm" svg:x2="9.39cm" svg:y2="14.624cm">
          <text:p/>
        </draw:line>
        <draw:line draw:style-name="gr3" draw:text-style-name="P2" draw:layer="layout" svg:x1="9.39cm" svg:y1="15.148cm" svg:x2="10.915cm" svg:y2="15.986cm">
          <text:p/>
        </draw:line>
        <draw:line draw:style-name="gr3" draw:text-style-name="P2" draw:layer="layout" svg:x1="9.263cm" svg:y1="14.205cm" svg:x2="10.026cm" svg:y2="13.576cm">
          <text:p/>
        </draw:line>
        <draw:custom-shape draw:style-name="gr58" draw:text-style-name="P5" draw:layer="layout" svg:width="2.035cm" svg:height="0.609cm" svg:x="3.923cm" svg:y="9.491cm">
          <text:p text:style-name="P2"><text:span text:style-name="T4">Player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2" draw:layer="layout" svg:x1="4.671cm" svg:y1="10.015cm" svg:x2="4.859cm" svg:y2="10.015cm">
          <text:p/>
        </draw:line>
        <draw:line draw:style-name="gr19" draw:text-style-name="P2" draw:layer="layout" svg:x1="4.952cm" svg:y1="10.015cm" svg:x2="5.14cm" svg:y2="10.015cm">
          <text:p/>
        </draw:line>
        <draw:line draw:style-name="gr19" draw:text-style-name="P2" draw:layer="layout" svg:x1="5.234cm" svg:y1="10.015cm" svg:x2="5.422cm" svg:y2="10.015cm">
          <text:p/>
        </draw:line>
        <draw:line draw:style-name="gr19" draw:text-style-name="P2" draw:layer="layout" svg:x1="5.515cm" svg:y1="10.015cm" svg:x2="5.703cm" svg:y2="10.015cm">
          <text:p/>
        </draw:line>
        <draw:custom-shape draw:style-name="gr59" draw:text-style-name="P4" draw:layer="layout" svg:width="2.289cm" svg:height="1.665cm" svg:x="6.593cm" svg:y="7.71cm">
          <text:p text:style-name="P4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0.152cm" svg:y1="10.204cm" svg:x2="9.771cm" svg:y2="10.434cm">
          <text:p/>
        </draw:line>
        <draw:line draw:style-name="gr3" draw:text-style-name="P2" draw:layer="layout" svg:x1="5.958cm" svg:y1="5.929cm" svg:x2="7.102cm" svg:y2="8.129cm">
          <text:p/>
        </draw:line>
        <draw:line draw:style-name="gr19" draw:text-style-name="P2" draw:layer="layout" svg:x1="6.212cm" svg:y1="11.796cm" svg:x2="5.068cm" svg:y2="12.739cm">
          <text:p/>
        </draw:line>
        <draw:custom-shape draw:style-name="gr60" draw:text-style-name="P5" draw:layer="layout" svg:width="2.542cm" svg:height="0.609cm" svg:x="10.28cm" svg:y="11.606cm">
          <text:p text:style-name="P2"><text:span text:style-name="T4">Purch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1.678cm" svg:y1="10.147cm" svg:x2="11.866cm" svg:y2="10.147cm">
          <text:p/>
        </draw:line>
        <draw:line draw:style-name="gr19" draw:text-style-name="P2" draw:layer="layout" svg:x1="11.96cm" svg:y1="10.147cm" svg:x2="12.148cm" svg:y2="10.147cm">
          <text:p/>
        </draw:line>
        <draw:line draw:style-name="gr3" draw:text-style-name="P2" draw:layer="layout" svg:x1="9.771cm" svg:y1="11.586cm" svg:x2="10.788cm" svg:y2="11.691cm">
          <text:p/>
        </draw:line>
        <draw:custom-shape draw:style-name="gr61" draw:text-style-name="P6" draw:layer="layout" svg:width="3.432cm" svg:height="0.696cm" svg:x="10.788cm" svg:y="15.776cm">
          <text:p text:style-name="P2"><text:span text:style-name="T2">Item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754cm" svg:y1="15.357cm" svg:x2="8.881cm" svg:y2="16.195cm">
          <text:p/>
        </draw:line>
        <draw:line draw:style-name="gr3" draw:text-style-name="P2" draw:layer="layout" svg:x1="7.483cm" svg:y1="15.357cm" svg:x2="6.72cm" svg:y2="16.09cm">
          <text:p/>
        </draw:line>
        <draw:line draw:style-name="gr3" draw:text-style-name="P2" draw:layer="layout" svg:x1="7.101cm" svg:y1="14.938cm" svg:x2="5.576cm" svg:y2="15.357cm">
          <text:p/>
        </draw:line>
        <draw:custom-shape draw:style-name="gr62" draw:text-style-name="P6" draw:layer="layout" svg:width="2.669cm" svg:height="0.695cm" svg:x="5.068cm" svg:y="16.091cm">
          <text:p text:style-name="P2"><text:span text:style-name="T2">BG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2.669cm" svg:height="0.695cm" svg:x="3.161cm" svg:y="15.186cm">
          <text:p text:style-name="P2"><text:span text:style-name="T2">Text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834cm" svg:height="0.806cm" svg:x="19.178cm" svg:y="9.491cm">
          <draw:text-box>
            <text:p><text:span text:style-name="T1">(1,m)</text:span></text:p>
          </draw:text-box>
        </draw:frame>
        <draw:frame draw:style-name="gr7" draw:text-style-name="P1" draw:layer="layout" svg:width="0.564cm" svg:height="0.806cm" svg:x="19.885cm" svg:y="5.474cm">
          <draw:text-box>
            <text:p><text:span text:style-name="T1">N</text:span></text:p>
          </draw:text-box>
        </draw:frame>
        <draw:frame draw:style-name="gr63" draw:text-style-name="P3" draw:layer="layout" svg:width="25.968cm" svg:height="5.592cm" svg:x="0.972cm" svg:y="16.871cm">
          <draw:text-box>
            <text:p><text:span text:style-name="T2">Assumptions: PLAYER is for both admins and users going to play the game</text:span></text:p>
            <text:p><text:span text:style-name="T2"><text:tab/></text:span><text:span text:style-name="T2"><text:tab/></text:span><text:span text:style-name="T2"> </text:span><text:span text:style-name="T2">PLAYER AvatarPics can be uploaded to database.</text:span></text:p>
            <text:p><text:span text:style-name="T2"><text:tab/></text:span><text:span text:style-name="T2"><text:tab/></text:span><text:span text:style-name="T2"> </text:span><text:span text:style-name="T2">A PLAYER can play available SCENARIOS, but only one at a time (some SCENARIOS are PLAYER specific).</text:span></text:p>
            <text:p><text:span text:style-name="T2"><text:tab/></text:span><text:span text:style-name="T2"><text:tab/></text:span><text:span text:style-name="T2"> </text:span><text:span text:style-name="T2">A PLAYER_GROUP is not required but can be used to help add PLAYERS to access SCENARIOS</text:span></text:p>
            <text:p><text:span text:style-name="T2"><text:tab/></text:span><text:span text:style-name="T2"><text:tab/></text:span><text:span text:style-name="T2"> </text:span><text:span text:style-name="T2">Every PLAYER gets a default theme and picture PURCHASE from the STORE.</text:span></text:p>
            <text:p><text:span text:style-name="T2"><text:tab/></text:span><text:span text:style-name="T2"><text:tab/></text:span><text:span text:style-name="T2"> </text:span><text:span text:style-name="T2">A PURCHASE is added for each STORE item for every PLAYER.</text:span></text:p>
            <text:p><text:span text:style-name="T2"><text:tab/></text:span><text:span text:style-name="T2"><text:tab/></text:span><text:span text:style-name="T2"> </text:span><text:span text:style-name="T2">PURCHASES requires a PLAYER</text:span></text:p>
            <text:p><text:span text:style-name="T2"><text:tab/></text:span><text:span text:style-name="T2"><text:tab/></text:span><text:span text:style-name="T2"> </text:span><text:span text:style-name="T2">An Admin (PLAYER) can edit any SCENARIO, but only one at a time.</text:span></text:p>
            <text:p><text:span text:style-name="T2"><text:tab/></text:span><text:span text:style-name="T2"><text:tab/></text:span><text:span text:style-name="T2"> </text:span><text:span text:style-name="T2">A SCENARIO may have one or more PROBLEMS</text:span></text:p>
            <text:p><text:span text:style-name="T2"><text:tab/></text:span><text:span text:style-name="T2"><text:tab/></text:span><text:span text:style-name="T2"> </text:span><text:span text:style-name="T2">A PROBLEM may have one or more SOLUTIONS</text:span></text:p>
            <text:p><text:span text:style-name="T2"><text:tab/></text:span><text:span text:style-name="T2"><text:tab/>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1:24:45.076000000</meta:creation-date>
    <dc:date>2015-04-23T17:21:17.671000000</dc:date>
    <meta:editing-duration>PT28M2S</meta:editing-duration>
    <meta:editing-cycles>3</meta:editing-cycles>
    <meta:generator>LibreOffice/4.3.1.2$Windows_x86 LibreOffice_project/958349dc3b25111dbca392fbc281a05559ef6848</meta:generator>
    <meta:document-statistic meta:object-count="171"/>
  </office:meta>
</office:document-meta>
</file>